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style:line-height-at-least="0.423cm"/>
      <style:text-properties officeooo:paragraph-rsid="0012f3bf"/>
    </style:style>
    <style:style style:name="P2" style:family="paragraph" style:parent-style-name="LO-normal">
      <style:text-properties officeooo:paragraph-rsid="0012f3bf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2f3bf"/>
    </style:style>
    <style:style style:name="P4" style:family="paragraph" style:parent-style-name="LO-normal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2f3bf"/>
    </style:style>
    <style:style style:name="P5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paragraph-rsid="0012f3bf" style:font-name-asian="Times New Roman1" style:font-size-asian="10pt" style:font-style-asian="normal" style:font-weight-asian="normal" style:font-name-complex="Times New Roman1" style:font-size-complex="10pt"/>
    </style:style>
    <style:style style:name="P6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12f3bf"/>
    </style:style>
    <style:style style:name="P7" style:family="paragraph" style:parent-style-name="LO-normal">
      <style:paragraph-properties fo:margin-left="1.27cm" fo:margin-right="0cm" fo:text-indent="0cm" style:auto-text-indent="false"/>
      <style:text-properties officeooo:paragraph-rsid="0014d369"/>
    </style:style>
    <style:style style:name="P8" style:family="paragraph" style:parent-style-name="LO-normal">
      <style:paragraph-properties fo:margin-left="1.27cm" fo:margin-right="0cm" fo:text-indent="0cm" style:auto-text-indent="false"/>
      <style:text-properties officeooo:paragraph-rsid="00163a5f"/>
    </style:style>
    <style:style style:name="P9" style:family="paragraph" style:parent-style-name="Title">
      <style:paragraph-properties style:line-height-at-least="0.002cm" fo:text-align="center" style:justify-single-word="false"/>
      <style:text-properties officeooo:paragraph-rsid="0012f3bf"/>
    </style:style>
    <style:style style:name="P10" style:family="paragraph" style:parent-style-name="Standard">
      <style:paragraph-properties style:line-height-at-least="0.002cm" fo:text-align="center" style:justify-single-word="false"/>
      <style:text-properties style:font-name="Liberation Sans" fo:font-size="14pt" officeooo:rsid="0012697e" officeooo:paragraph-rsid="0012f3bf" style:font-name-asian="Microsoft YaHei" style:font-size-asian="14pt" style:font-name-complex="Arial" style:font-size-complex="14pt"/>
    </style:style>
    <style:style style:name="P11" style:family="paragraph" style:parent-style-name="Heading_20_1" style:list-style-name="WWNum1a">
      <style:paragraph-properties style:line-height-at-least="0.423cm"/>
      <style:text-properties officeooo:paragraph-rsid="0012f3bf"/>
    </style:style>
    <style:style style:name="P12" style:family="paragraph" style:parent-style-name="Heading_20_2" style:list-style-name="WWNum1a">
      <style:paragraph-properties style:line-height-at-least="0.423cm"/>
      <style:text-properties style:font-name="Liberation Sans" fo:font-size="14pt" officeooo:rsid="0016420c" officeooo:paragraph-rsid="0016420c" style:font-name-asian="Microsoft YaHei" style:font-size-asian="14pt" style:font-name-complex="Arial" style:font-size-complex="14pt"/>
    </style:style>
    <style:style style:name="P13" style:family="paragraph" style:parent-style-name="Heading_20_2" style:list-style-name="WWNum1a">
      <style:paragraph-properties style:line-height-at-least="0.423cm"/>
      <style:text-properties officeooo:paragraph-rsid="0012f3bf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12f3bf"/>
    </style:style>
    <style:style style:name="P15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c8245" officeooo:paragraph-rsid="00163a5f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13f31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0pt" fo:language="pt" fo:country="BR" officeooo:rsid="0014d369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6" style:family="text">
      <style:text-properties style:use-window-font-color="true" loext:opacity="0%" style:font-name="Liberation Serif" fo:font-size="10pt" fo:language="pt" fo:country="BR" officeooo:rsid="00163a5f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7" style:family="text"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8" style:family="text">
      <style:text-properties style:use-window-font-color="true" loext:opacity="0%" style:font-name="Liberation Serif" fo:font-size="12pt" fo:language="pt" fo:country="BR" officeooo:rsid="0013f31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9" style:family="text">
      <style:text-properties style:use-window-font-color="true" loext:opacity="0%" style:font-name="Liberation Serif" fo:font-size="12pt" fo:language="pt" fo:country="BR" officeooo:rsid="00149e8d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0" style:family="text">
      <style:text-properties style:use-window-font-color="true" loext:opacity="0%" style:font-name="Liberation Serif" fo:font-size="12pt" fo:language="pt" fo:country="BR" officeooo:rsid="00163a5f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1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0b34d2" style:font-size-asian="10pt" style:font-size-complex="10pt"/>
    </style:style>
    <style:style style:name="T14" style:family="text">
      <style:text-properties fo:font-size="10pt" officeooo:rsid="000c8245" style:font-size-asian="10pt" style:font-size-complex="10pt"/>
    </style:style>
    <style:style style:name="T15" style:family="text">
      <style:text-properties fo:font-size="10pt" officeooo:rsid="0013f315" style:font-size-asian="10pt" style:font-size-complex="10pt"/>
    </style:style>
    <style:style style:name="T16" style:family="text">
      <style:text-properties fo:font-size="10pt" officeooo:rsid="00163a5f" style:font-size-asian="10pt" style:font-size-complex="10pt"/>
    </style:style>
    <style:style style:name="T17" style:family="text">
      <style:text-properties officeooo:rsid="000b34d2"/>
    </style:style>
    <style:style style:name="T18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19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20" style:family="text">
      <style:text-properties style:font-name="Liberation Sans" fo:font-size="14pt" officeooo:rsid="0013f315" style:font-name-asian="Microsoft YaHei" style:font-size-asian="14pt" style:font-name-complex="Arial" style:font-size-complex="14pt"/>
    </style:style>
    <style:style style:name="T21" style:family="text">
      <style:text-properties style:font-name="Liberation Sans" fo:font-size="14pt" officeooo:rsid="00163a5f" style:font-name-asian="Microsoft YaHei" style:font-size-asian="14pt" style:font-name-complex="Arial" style:font-size-complex="14pt"/>
    </style:style>
    <style:style style:name="T22" style:family="text">
      <style:text-properties officeooo:rsid="000b3e23"/>
    </style:style>
    <style:style style:name="T23" style:family="text">
      <style:text-properties officeooo:rsid="000c82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Sistema de </text:span><text:span text:style-name="T11">Gerenciamento de Teatro</text:span><text:line-break/>Caso de Uso: <text:span text:style-name="T21">Listar</text:span><text:span text:style-name="T20"> peça, sessão ou sala</text:span></text:p>
      <text:list xml:id="list486025010" text:style-name="WWNum1a">
        <text:list-item>
          <text:p text:style-name="P11">Descrição</text:p>
        </text:list-item>
      </text:list>
      <text:p text:style-name="P3"><text:span text:style-name="T12">Este serviço descreve como é feita </text:span><text:span text:style-name="T4">a </text:span><text:span text:style-name="T6">listagem</text:span><text:span text:style-name="T4"> de peça</text:span><text:span text:style-name="T6">s</text:span><text:span text:style-name="T4">, sessões e salas</text:span><text:span text:style-name="T3">.</text:span></text:p>
      <text:list xml:id="list142055944742995" text:continue-numbering="true" text:style-name="WWNum1a">
        <text:list-item>
          <text:p text:style-name="P11">Descrição do Ator</text:p>
          <text:list>
            <text:list-item>
              <text:p text:style-name="P12">Usuário</text:p>
            </text:list-item>
          </text:list>
        </text:list-item>
        <text:list-item>
          <text:p text:style-name="P11">Pré-requisito</text:p>
        </text:list-item>
      </text:list>
      <text:p text:style-name="P6"><text:span text:style-name="T12">1. </text:span><text:span text:style-name="T16">N</text:span><text:span text:style-name="T6">ão se aplica</text:span><text:span text:style-name="T5">.</text:span></text:p>
      <text:list xml:id="list142055347550010" text:continue-numbering="true" text:style-name="WWNum1a">
        <text:list-item>
          <text:p text:style-name="P11">Fluxo básico de eventos</text:p>
        </text:list-item>
      </text:list>
      <text:list xml:id="list4029282124" text:style-name="WWNum2a">
        <text:list-item>
          <text:p text:style-name="P14"><text:span text:style-name="T14">O </text:span><text:span text:style-name="T6">usuário</text:span><text:span text:style-name="T14"> faz a escolha </text:span><text:span text:style-name="T15">de uma peça, sessão ou sala</text:span><text:span text:style-name="T14">.</text:span></text:p>
        </text:list-item>
        <text:list-item>
          <text:p text:style-name="P14"><text:span text:style-name="T14">Será mostrada uma tela </text:span><text:span text:style-name="T4">exibindo informações do objeto escolhido</text:span><text:span text:style-name="T12">.</text:span></text:p>
        </text:list-item>
        <text:list-item>
          <text:p text:style-name="P15"><text:span text:style-name="T4">Apos ver as informações o </text:span><text:span text:style-name="T6">usuário</text:span><text:span text:style-name="T4"> será redirecionado para a tela inicial</text:span><text:span text:style-name="T12">.</text:span></text:p>
        </text:list-item>
      </text:list>
      <text:list xml:id="list142056323498769" text:continue-list="list142055347550010" text:style-name="WWNum1a">
        <text:list-item>
          <text:p text:style-name="P11">Fluxos alternativos</text:p>
        </text:list-item>
      </text:list>
      <text:p text:style-name="P1"><text:span text:style-name="T17">5.1 </text:span><text:span text:style-name="T20">Peça, sessão ou sala</text:span><text:span text:style-name="T19"> não encontrad</text:span><text:span text:style-name="T20">a</text:span><text:span text:style-name="T19">.</text:span></text:p>
      <text:p text:style-name="P3"><text:span text:style-name="T3">Caso</text:span><text:span text:style-name="T4"> o objeto pesquisado não seja encontrado no banco de dados.</text:span></text:p>
      <text:p text:style-name="P4"><text:span text:style-name="T13"><text:tab/>1. </text:span><text:span text:style-name="T12">O sistema informa ao </text:span><text:span text:style-name="T14">participante</text:span><text:span text:style-name="T2">.</text:span><text:bookmark-start text:name="_heading=h.e9sl33f212yp"/><text:span text:style-name="T12"> </text:span></text:p>
      <text:list xml:id="list142055763517702" text:continue-numbering="true" text:style-name="WWNum1a">
        <text:list-item>
          <text:p text:style-name="P11">Cenários chave</text:p>
          <text:list>
            <text:list-item>
              <text:p text:style-name="P13">Erro ao conectar com o banco de dados.</text:p>
            </text:list-item>
          </text:list>
        </text:list-item>
        <text:list-item>
          <text:p text:style-name="P11">Pós-condição</text:p>
          <text:list>
            <text:list-item>
              <text:p text:style-name="P13"><text:span text:style-name="T21">Listagem</text:span><text:span text:style-name="T19"> feita com sucesso</text:span><text:span text:style-name="T22">. </text:span></text:p>
            </text:list-item>
          </text:list>
        </text:list-item>
      </text:list>
      <text:p text:style-name="P7"><text:span text:style-name="T7">O </text:span><text:span text:style-name="T10">usuário</text:span><text:span text:style-name="T9"> </text:span><text:span text:style-name="T7">conseguiu </text:span><text:span text:style-name="T8">ver as informações do objeto e foi redirecionado para a tela inicial</text:span><text:span text:style-name="T7">.</text:span><text:bookmark-start text:name="_heading=h.3ybgif14tkxo"/></text:p>
      <text:list xml:id="list142055594171432" text:continue-numbering="true" text:style-name="WWNum1a">
        <text:list-item>
          <text:list>
            <text:list-item>
              <text:p text:style-name="P13">Falha <text:span text:style-name="T18">na </text:span><text:span text:style-name="T21">listagem</text:span><text:bookmark-start text:name="_heading=h.i3hgy9e01tu0"/></text:p>
            </text:list-item>
          </text:list>
        </text:list-item>
      </text:list>
      <text:p text:style-name="P8">O <text:span text:style-name="T10">usuário</text:span><text:span text:style-name="T23"> não conseguiu </text:span><text:span text:style-name="T8">ver as informações do objeto e</text:span><text:span text:style-name="T23"> foi redirecionado para a tela inicial.</text:span></text:p>
      <text:list xml:id="list142055829481827" text:continue-numbering="true" text:style-name="WWNum1a">
        <text:list-item>
          <text:p text:style-name="P11">Requisitos especiais</text:p>
        </text:list-item>
      </text:list>
      <text:p text:style-name="P5"/>
      <text:p text:style-name="P2"/>
      <text:p text:style-name="P10"><text:bookmark-end text:name="_heading=h.e9sl33f212yp"/><text:bookmark-end text:name="_heading=h.3ybgif14tkxo"/><text:bookmark-end text:name="_heading=h.i3hgy9e01tu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8T14:20:54.800000000</dc:date>
    <meta:editing-duration>PT33M47S</meta:editing-duration>
    <meta:editing-cycles>1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3" meta:word-count="164" meta:character-count="920" meta:non-whitespace-character-count="791"/>
  </office:meta>
</office:document-meta>
</file>